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39mm"/>
    </style:style>
    <style:style style:name="co4" style:family="table-column">
      <style:table-column-properties fo:break-before="auto" style:column-width="10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3" style:family="table-cell" style:parent-style-name="Default" style:data-style-name="N3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8" calcext:value-type="float">
            <text:p>-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4" calcext:value-type="float">
            <text:p>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5" calcext:value-type="float">
            <text:p>-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1" calcext:value-type="float">
            <text:p>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9" calcext:value-type="float">
            <text:p>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61" calcext:value-type="float">
            <text:p>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1" calcext:value-type="float">
            <text:p>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1" calcext:value-type="float">
            <text:p>7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95" calcext:value-type="float">
            <text:p>1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22" calcext:value-type="float">
            <text:p>12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069" calcext:value-type="float">
            <text:p>110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395" calcext:value-type="float">
            <text:p>-43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24" calcext:value-type="float">
            <text:p>-9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2" calcext:value-type="float">
            <text:p>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5" calcext:value-type="float">
            <text:p>-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6" calcext:value-type="float">
            <text:p>1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" calcext:value-type="float">
            <text:p>-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" calcext:value-type="float">
            <text:p>-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2" calcext:value-type="float">
            <text:p>-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7" calcext:value-type="float">
            <text:p>-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4" calcext:value-type="float">
            <text:p>-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0" calcext:value-type="float">
            <text:p>-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0" calcext:value-type="float">
            <text:p>-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1" calcext:value-type="float">
            <text:p>-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144])" office:value-type="float" office:value="-4395" calcext:value-type="float">
            <text:p>-4.395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144])" office:value-type="float" office:value="11069" calcext:value-type="float">
            <text:p>11.069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itte</text:p>
          </table:table-cell>
          <table:table-cell table:style-name="ce3" table:formula="of:=AVERAGE([.B1:.B144])" office:value-type="float" office:value="108.090277777778" calcext:value-type="float">
            <text:p>108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iff</text:p>
          </table:table-cell>
          <table:table-cell table:style-name="ce1" table:formula="of:=[.B147]-[.B145]" office:value-type="float" office:value="4503.09027777778" calcext:value-type="float">
            <text:p>4.503</text:p>
          </table:table-cell>
          <table:table-cell table:style-name="ce1" table:number-columns-repeated="2"/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-39" calcext:value-type="float">
            <text:p>-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2" calcext:value-type="float">
            <text:p>-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1" calcext:value-type="float">
            <text:p>-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" calcext:value-type="float">
            <text:p>-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2" calcext:value-type="float">
            <text:p>-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3" calcext:value-type="float">
            <text:p>-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4" calcext:value-type="float">
            <text:p>-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34" calcext:value-type="float">
            <text:p>9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40" calcext:value-type="float">
            <text:p>11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10" calcext:value-type="float">
            <text:p>12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83" calcext:value-type="float">
            <text:p>-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50" calcext:value-type="float">
            <text:p>-26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2" calcext:value-type="float">
            <text:p>-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2" calcext:value-type="float">
            <text:p>-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0" calcext:value-type="float">
            <text:p>-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7" calcext:value-type="float">
            <text:p>-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1" calcext:value-type="float">
            <text:p>-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8" calcext:value-type="float">
            <text:p>-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8" calcext:value-type="float">
            <text:p>-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4" calcext:value-type="float">
            <text:p>-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8" calcext:value-type="float">
            <text:p>-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6" calcext:value-type="float">
            <text:p>-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7" calcext:value-type="float">
            <text:p>-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5" calcext:value-type="float">
            <text:p>-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0" calcext:value-type="float">
            <text:p>-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9" calcext:value-type="float">
            <text:p>-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4" calcext:value-type="float">
            <text:p>-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5" calcext:value-type="float">
            <text:p>-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6" calcext:value-type="float">
            <text:p>-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8" calcext:value-type="float">
            <text:p>-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1" calcext:value-type="float">
            <text:p>-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93])" office:value-type="float" office:value="-2650" calcext:value-type="float">
            <text:p>-2.65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93])" office:value-type="float" office:value="1210" calcext:value-type="float">
            <text:p>1.21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itte</text:p>
          </table:table-cell>
          <table:table-cell table:style-name="ce3" table:formula="of:=AVERAGE([.B1:.B93])" office:value-type="float" office:value="-0.56989247311828" calcext:value-type="float">
            <text:p>-1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iff</text:p>
          </table:table-cell>
          <table:table-cell table:style-name="ce1" table:formula="of:=[.B96]-[.B94]" office:value-type="float" office:value="2649.43010752688" calcext:value-type="float">
            <text:p>2.649</text:p>
          </table:table-cell>
          <table:table-cell table:style-name="ce1" table:number-columns-repeated="2"/>
          <table:table-cell table:number-columns-repeated="5"/>
        </table:table-row>
      </table:table>
      <table:table table:name="Tabelle3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1" calcext:value-type="float">
            <text:p>-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5" calcext:value-type="float">
            <text:p>-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2" calcext:value-type="float">
            <text:p>-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3" calcext:value-type="float">
            <text:p>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77" calcext:value-type="float">
            <text:p>-3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9" calcext:value-type="float">
            <text:p>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0" calcext:value-type="float">
            <text:p>7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67" calcext:value-type="float">
            <text:p>10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8" calcext:value-type="float">
            <text:p>4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3" calcext:value-type="float">
            <text:p>3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3" calcext:value-type="float">
            <text:p>5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4" calcext:value-type="float">
            <text:p>5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1" calcext:value-type="float">
            <text:p>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01" calcext:value-type="float">
            <text:p>-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473" calcext:value-type="float">
            <text:p>-4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5" calcext:value-type="float">
            <text:p>-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8" calcext:value-type="float">
            <text:p>-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5" calcext:value-type="float">
            <text:p>-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7" calcext:value-type="float">
            <text:p>-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6" calcext:value-type="float">
            <text:p>-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4" calcext:value-type="float">
            <text:p>-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9" calcext:value-type="float">
            <text:p>-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9" calcext:value-type="float">
            <text:p>-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5" calcext:value-type="float">
            <text:p>-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" calcext:value-type="float">
            <text:p>-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3" calcext:value-type="float">
            <text:p>-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9" calcext:value-type="float">
            <text:p>-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5" calcext:value-type="float">
            <text:p>-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8" calcext:value-type="float">
            <text:p>-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" calcext:value-type="float">
            <text:p>-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3" calcext:value-type="float">
            <text:p>-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3" calcext:value-type="float">
            <text:p>-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5" calcext:value-type="float">
            <text:p>-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68])" office:value-type="float" office:value="-4473" calcext:value-type="float">
            <text:p>-4.473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68])" office:value-type="float" office:value="1067" calcext:value-type="float">
            <text:p>1.067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itte</text:p>
          </table:table-cell>
          <table:table-cell table:style-name="ce3" table:formula="of:=AVERAGE([.B1:.B68])" office:value-type="float" office:value="-11.5294117647059" calcext:value-type="float">
            <text:p>-12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iff</text:p>
          </table:table-cell>
          <table:table-cell table:style-name="ce1" table:formula="of:=[.B71]-[.B69]" office:value-type="float" office:value="4461.47058823529" calcext:value-type="float">
            <text:p>4.461</text:p>
          </table:table-cell>
          <table:table-cell table:style-name="ce1" table:number-columns-repeated="2"/>
          <table:table-cell table:number-columns-repeated="5"/>
        </table:table-row>
      </table:table>
      <table:table table:name="Tabelle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6" calcext:value-type="float">
            <text:p>-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" calcext:value-type="float">
            <text:p>-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2" calcext:value-type="float">
            <text:p>-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0" calcext:value-type="float">
            <text:p>-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" calcext:value-type="float">
            <text:p>-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7" calcext:value-type="float">
            <text:p>-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72" calcext:value-type="float">
            <text:p>-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32" calcext:value-type="float">
            <text:p>-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0" calcext:value-type="float">
            <text:p>-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5" calcext:value-type="float">
            <text:p>-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6" calcext:value-type="float">
            <text:p>-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1" calcext:value-type="float">
            <text:p>-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76" calcext:value-type="float">
            <text:p>-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86" calcext:value-type="float">
            <text:p>-6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11" calcext:value-type="float">
            <text:p>-1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43" calcext:value-type="float">
            <text:p>-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18" calcext:value-type="float">
            <text:p>-6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21" calcext:value-type="float">
            <text:p>-7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55" calcext:value-type="float">
            <text:p>-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58" calcext:value-type="float">
            <text:p>-7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10" calcext:value-type="float">
            <text:p>-7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24" calcext:value-type="float">
            <text:p>-9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88" calcext:value-type="float">
            <text:p>-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36" calcext:value-type="float">
            <text:p>-9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70" calcext:value-type="float">
            <text:p>-11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83" calcext:value-type="float">
            <text:p>-10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46" calcext:value-type="float">
            <text:p>-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64" calcext:value-type="float">
            <text:p>-3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90" calcext:value-type="float">
            <text:p>-4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12" calcext:value-type="float">
            <text:p>-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45" calcext:value-type="float">
            <text:p>-6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60" calcext:value-type="float">
            <text:p>-6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7" calcext:value-type="float">
            <text:p>1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33" calcext:value-type="float">
            <text:p>-2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8" calcext:value-type="float">
            <text:p>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0" calcext:value-type="float">
            <text:p>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6" calcext:value-type="float">
            <text:p>-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4" calcext:value-type="float">
            <text:p>5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2" calcext:value-type="float">
            <text:p>8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7" calcext:value-type="float">
            <text:p>4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3" calcext:value-type="float">
            <text:p>-2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2" calcext:value-type="float">
            <text:p>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8" calcext:value-type="float">
            <text:p>-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531" calcext:value-type="float">
            <text:p>13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2" calcext:value-type="float">
            <text:p>-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9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5" calcext:value-type="float">
            <text:p>-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0" calcext:value-type="float">
            <text:p>-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7" calcext:value-type="float">
            <text:p>-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1" calcext:value-type="float">
            <text:p>-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6" calcext:value-type="float">
            <text:p>-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6" calcext:value-type="float">
            <text:p>-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5" calcext:value-type="float">
            <text:p>-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0" calcext:value-type="float">
            <text:p>-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" calcext:value-type="float">
            <text:p>-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150])" office:value-type="float" office:value="-1170" calcext:value-type="float">
            <text:p>-1.170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150])" office:value-type="float" office:value="13531" calcext:value-type="float">
            <text:p>13.531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itte</text:p>
          </table:table-cell>
          <table:table-cell table:style-name="ce3" table:formula="of:=AVERAGE([.B1:.B150])" office:value-type="float" office:value="24.2133333333333" calcext:value-type="float">
            <text:p>24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iff</text:p>
          </table:table-cell>
          <table:table-cell table:style-name="ce1" table:formula="of:=[.B153]-[.B151]" office:value-type="float" office:value="1194.21333333333" calcext:value-type="float">
            <text:p>1.194</text:p>
          </table:table-cell>
          <table:table-cell table:style-name="ce1" table:number-columns-repeated="2"/>
          <table:table-cell table:number-columns-repeated="5"/>
        </table:table-row>
      </table:table>
      <table:table table:name="Tabelle5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5" calcext:value-type="float">
            <text:p>-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8" calcext:value-type="float">
            <text:p>-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" calcext:value-type="float">
            <text:p>-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6" calcext:value-type="float">
            <text:p>-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6" calcext:value-type="float">
            <text:p>-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1" calcext:value-type="float">
            <text:p>-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2" calcext:value-type="float">
            <text:p>-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27" calcext:value-type="float">
            <text:p>-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4" calcext:value-type="float">
            <text:p>-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3" calcext:value-type="float">
            <text:p>-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" calcext:value-type="float">
            <text:p>-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" calcext:value-type="float">
            <text:p>-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" calcext:value-type="float">
            <text:p>-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52" calcext:value-type="float">
            <text:p>-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1" calcext:value-type="float">
            <text:p>-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2" calcext:value-type="float">
            <text:p>-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" calcext:value-type="float">
            <text:p>-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2" calcext:value-type="float">
            <text:p>-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3" calcext:value-type="float">
            <text:p>-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8" calcext:value-type="float">
            <text:p>-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75" calcext:value-type="float">
            <text:p>-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3" calcext:value-type="float">
            <text:p>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4" calcext:value-type="float">
            <text:p>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96" calcext:value-type="float">
            <text:p>18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938" calcext:value-type="float">
            <text:p>-109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27" calcext:value-type="float">
            <text:p>-2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7" calcext:value-type="float">
            <text:p>1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73" calcext:value-type="float">
            <text:p>-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8" calcext:value-type="float">
            <text:p>5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3" calcext:value-type="float">
            <text:p>-2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4" calcext:value-type="float">
            <text:p>-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5" calcext:value-type="float">
            <text:p>-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3" calcext:value-type="float">
            <text:p>1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0" calcext:value-type="float">
            <text:p>-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4" calcext:value-type="float">
            <text:p>-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6" calcext:value-type="float">
            <text:p>-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9" calcext:value-type="float">
            <text:p>-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9" calcext:value-type="float">
            <text:p>-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8" calcext:value-type="float">
            <text:p>-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6" calcext:value-type="float">
            <text:p>-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0" calcext:value-type="float">
            <text:p>-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4" calcext:value-type="float">
            <text:p>-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6" calcext:value-type="float">
            <text:p>-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128])" office:value-type="float" office:value="-10938" calcext:value-type="float">
            <text:p>-10.938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128])" office:value-type="float" office:value="1896" calcext:value-type="float">
            <text:p>1.896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Mitte</text:p>
          </table:table-cell>
          <table:table-cell table:style-name="ce3" table:formula="of:=AVERAGE([.B1:.B128])" office:value-type="float" office:value="-61.3046875" calcext:value-type="float">
            <text:p>-61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Diff</text:p>
          </table:table-cell>
          <table:table-cell table:style-name="ce1" table:formula="of:=[.B131]-[.B129]" office:value-type="float" office:value="10876.6953125" calcext:value-type="float">
            <text:p>10.877</text:p>
          </table:table-cell>
          <table:table-cell table:style-name="ce1" table:number-columns-repeated="2"/>
          <table:table-cell table:number-columns-repeated="5"/>
        </table:table-row>
      </table:table>
      <table:table table:name="Tabelle6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53" calcext:value-type="float">
            <text:p>-4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4" calcext:value-type="float">
            <text:p>-1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16" calcext:value-type="float">
            <text:p>-4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95" calcext:value-type="float">
            <text:p>-4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69" calcext:value-type="float">
            <text:p>-21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41" calcext:value-type="float">
            <text:p>-34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8" calcext:value-type="float">
            <text:p>-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74" calcext:value-type="float">
            <text:p>-1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92" calcext:value-type="float">
            <text:p>-59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96" calcext:value-type="float">
            <text:p>-3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23" calcext:value-type="float">
            <text:p>-2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29" calcext:value-type="float">
            <text:p>15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83" calcext:value-type="float">
            <text:p>468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52" calcext:value-type="float">
            <text:p>-10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97" calcext:value-type="float">
            <text:p>-1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39" calcext:value-type="float">
            <text:p>-1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7" calcext:value-type="float">
            <text:p>-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5" calcext:value-type="float">
            <text:p>-2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17" calcext:value-type="float">
            <text:p>-2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23" calcext:value-type="float">
            <text:p>-62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53" calcext:value-type="float">
            <text:p>-11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6" calcext:value-type="float">
            <text:p>-2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52" calcext:value-type="float">
            <text:p>-5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85" calcext:value-type="float">
            <text:p>-68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42" calcext:value-type="float">
            <text:p>-14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37" calcext:value-type="float">
            <text:p>-13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89" calcext:value-type="float">
            <text:p>-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A: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1:.B750])" office:value-type="float" office:value="-2169" calcext:value-type="float">
            <text:p>-2.169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1" table:formula="of:=MAX([.B1:.B750])" office:value-type="float" office:value="4683" calcext:value-type="float">
            <text:p>4.683</text:p>
          </table:table-cell>
        </table:table-row>
        <table:table-row table:style-name="ro1">
          <table:table-cell office:value-type="string" calcext:value-type="string">
            <text:p>Mitte</text:p>
          </table:table-cell>
          <table:table-cell table:style-name="ce3" table:formula="of:=AVERAGE([.B1:.B750])" office:value-type="float" office:value="80.4306666666667" calcext:value-type="float">
            <text:p>80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table:style-name="ce1" table:formula="of:=[.B753]-[.B751]" office:value-type="float" office:value="2249.43066666667" calcext:value-type="float">
            <text:p>2.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9" loext:min-decimal-places="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20:20:27.24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9:33:30.210000000</meta:creation-date>
    <dc:date>2019-05-22T21:07:23.407000000</dc:date>
    <meta:editing-duration>PT1H1S</meta:editing-duration>
    <meta:editing-cycles>5</meta:editing-cycles>
    <meta:generator>LibreOffice/6.1.5.2$Windows_X86_64 LibreOffice_project/90f8dcf33c87b3705e78202e3df5142b201bd805</meta:generator>
    <meta:document-statistic meta:table-count="6" meta:cell-count="2714" meta:object-count="0"/>
  </office:meta>
</office:document-meta>
</file>